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d6487"/>
    </style:style>
    <style:style style:name="P3" style:family="paragraph" style:parent-style-name="Standard">
      <style:paragraph-properties fo:text-align="start" style:justify-single-word="false"/>
      <style:text-properties officeooo:rsid="000d6487" officeooo:paragraph-rsid="000d6487"/>
    </style:style>
    <style:style style:name="T1" style:family="text">
      <style:text-properties officeooo:rsid="000d6487"/>
    </style:style>
    <style:style style:name="T2" style:family="text">
      <style:text-properties officeooo:rsid="000e75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2</text:p>
      <text:p text:style-name="P1">Diseño de interfaces de usuario</text:p>
      <text:p text:style-name="P1">Gonzalo Martínez Iáñez</text:p>
      <text:p text:style-name="P1">Grupo: DIU2.GMI</text:p>
      <text:p text:style-name="P1"/>
      <text:p text:style-name="P2"><text:span text:style-name="T1">Enlace al github: </text:span><text:a xlink:type="simple" xlink:href="https://github.com/GonzaloMartinezIanez/DIU2-GMI" text:style-name="Internet_20_link" text:visited-style-name="Visited_20_Internet_20_Link">https://github.com/GonzaloMartinezIanez/DIU2-GMI</text:a></text:p>
      <text:p text:style-name="P3"/>
      <text:p text:style-name="P3">Contenido de<text:span text:style-name="T2">l </text:span>README <text:span text:style-name="T2">de la práctica 3</text:span>:</text:p>
      <text:p text:style-name="P3"/>
      <text:p text:style-name="P3"># 1. Análisis de MuseMap</text:p>
      <text:p text:style-name="P3"/>
      <text:p text:style-name="P3">MuseMap fue ideada para dar a conocer a los artistas callejeros de la ciudad de Londres.</text:p>
      <text:p text:style-name="P3"/>
      <text:p text:style-name="P3">Un grupo de tres diseñadores realizan un análisis para diseñar esta futura aplicación. Para ello plantean una serie de ejercicios:</text:p>
      <text:p text:style-name="P3"><text:tab/>- Se plantean unos objetivos que cumplirá la aplicación.</text:p>
      <text:p text:style-name="P3"><text:tab/>- Proponen ideas para la futura y funcionalidades.</text:p>
      <text:p text:style-name="P3"><text:tab/>- Piensan desde la perspectiva del usuario sobre que es lo que buscan en la aplicación.</text:p>
      <text:p text:style-name="P3"><text:tab/>- Realizan una investigación en un ambiente realista para ver como actúan las personas y sacar conclusiones</text:p>
      <text:p text:style-name="P3"/>
      <text:p text:style-name="P3">### Análisis de competencias</text:p>
      <text:p text:style-name="P3">Al igual que en la práctica 1, analizan otras aplicaciones existentes que tienen objetivos similares para ver que es lo que se ofrece a día de hoy. Con esto extraen los puntos fuertes para tomar inspiración.</text:p>
      <text:p text:style-name="P3"/>
      <text:p text:style-name="P3">### Entrevistas con usuarios</text:p>
      <text:p text:style-name="P3">Los encargados de diseñar MuseMap prepararon un mapa de empatía para poder entrevistar a usuarios potenciales y realizar las preguntas correctas. Una vez seleccionados los candidatos y entrevistados recogen todas la información y la agrupan en un mapa de afinidad. En este mapa se encuentran cuales son los intereses reales de los usuarios.</text:p>
      <text:p text:style-name="P3"/>
      <text:p text:style-name="P3">Esta técnica es más efectiva que la de realizar personas ficticias ya que tienes el punto de vista de usuarios reales. Puede ser que los diseñadores tengan ideas equivocadas sobre lo que quieren los usuarios.</text:p>
      <text:p text:style-name="P3"/>
      <text:p text:style-name="P3">### Personas y mapas de experiencia</text:p>
      <text:p text:style-name="P3">Aunque ya han entrevistado a personas reales, ahora se disponen a crear personas ficticias para simular una interacción con la aplicación. Además crean mapas de experiencia que crean el escenario de la persona ficticia usando la aplicación. De esta manera encuentran los posibles problemas que tendría un usuario real.</text:p>
      <text:p text:style-name="P3"/>
      <text:p text:style-name="P3">### Diseño de la aplicación</text:p>
      <text:p text:style-name="P3">Empezaron con el diseño de la aplicación siguiendo los pasos que aportaban las personas ficticias. Para ello Separan las funcionalidades de la aplicación por importancia, de esta forma organizarán la ubicación de los lugares de interés en el mejor sito posible.</text:p>
      <text:p text:style-name="P3"/>
      <text:p text:style-name="P3">Empiezan creando unos bocetos generales a papel, los analizan y encuentran los puntos débiles de la aplicación. Puesto que no están satisfechos con el primer boceto crean otro desde cero y teniendo en cuenta los fallos anteriores.</text:p>
      <text:p text:style-name="P3"/>
      <text:p text:style-name="P3"><text:soft-page-break/>Crean bocetos hi-fi de forma digital que también son sometidos a análisis hasta que finalmente crean el diseño final.</text:p>
      <text:p text:style-name="P3"/>
      <text:p text:style-name="P3">Este tipo de recurso se ha realizado durante la segunda práctica.</text:p>
      <text:p text:style-name="P3"/>
      <text:p text:style-name="P3">### Mapa del sitio</text:p>
      <text:p text:style-name="P3">Una vez creado el diseño final de cada página se organizan estas páginas de la manera más optima posible usando un mapa del sitio. Al igual que los bocetos esto también se realizó en la práctica 2.</text:p>
      <text:p text:style-name="P3"/>
      <text:p text:style-name="P3">### Estilo del diseño</text:p>
      <text:p text:style-name="P3">Finalmente se ponen de acuerdo para elegir el estilo que tendrá la aplicación en cuanto al color, iconos y tipo de letra. Una vez elegido el estilo lo añaden a los bocetos finales.</text:p>
      <text:p text:style-name="P3"/>
      <text:p text:style-name="P3">### Fin del prototipo</text:p>
      <text:p text:style-name="P3">Una vez realizado el análisis del diseño de MuseMap piensan mejorar el diseño actual mediante más pruebas con usuarios reales y personas y añadiendo nuevas funcionalidades.</text:p>
      <text:p text:style-name="P3"/>
      <text:p text:style-name="P3"># 2. Patrones de diseño</text:p>
      <text:p text:style-name="P3"/>
      <text:p text:style-name="P3">El objetivo de encontrar un patrón de diseño apto es buscar aquellos que muestren las funcionalidades de la aplicación de la manera más clara y ordenada posible. Además de tener un estilo acorde al público objetivo.</text:p>
      <text:p text:style-name="P3"/>
      <text:p text:style-name="P3">En cuento a las barras de búsqueda, se espera que tengan una ayuda al escribir para hacer la experiencia de usuario más fácil. Además como se vé en los bocetos cada página tiene la información justa, para evitar </text:p>
      <text:p text:style-name="P3"/>
      <text:p text:style-name="P3">### Tipografía:</text:p>
      <text:p text:style-name="P3"><text:tab/>- Queremos que todos los usuarios puedan disfrutar de una óptima experiencia al usar la aplicación para ello se empleará una tipografía clara y suficientemente grande. Siguiendo el standard de Google, se recomienda usar un tamaño de letra mínimo de 16 puntos para el texto del cuerpo.</text:p>
      <text:p text:style-name="P3"><text:tab/>- Para los títulos se recomienda tener un tamaño de letra mayor para poder que se pueda distinguir con el cuerpo, no obstante el tamaño de un dispositivo móvil es reducido y los títulos deberán ser lo más breves posibles para que no ocupen más de 3 líneas.</text:p>
      <text:p text:style-name="P3"><text:tab/>- El color de letra varía dependiendo del color del fondo para que esta se pueda leer de manera más clara.</text:p>
      <text:p text:style-name="P3"><text:tab/>- La fuente de la letra debe se estar acorde a la temática de la aplicación. En el caso de nuestra aplicación, se escogerá un tipo de letra formal.</text:p>
      <text:p text:style-name="P3"><text:tab/></text:p>
      <text:p text:style-name="P3">![Tipografia] (tipografia.png)<text:tab/></text:p>
      <text:p text:style-name="P3">### Paleta de colores:</text:p>
      <text:p text:style-name="P3">El color es lo primero que el usuario se fija de una aplicación y para que este esté satisfecho con la paleta escogida, se usarán aquellas donde el contenido sea totalmente legible. Como nuestra aplicación es de carácter formal, se escogerán colores elegantes. El logo no está diseñado todavía, pero compartirá los colores con el resto de la aplicación para poder asociarlo con la marca.<text:tab/></text:p>
      <text:p text:style-name="P3"/>
      <text:p text:style-name="P3">Bibliografía:</text:p>
      <text:p text:style-name="P3">https://uxdesign.cc/guide-for-designing-better-mobile-apps-typography-5796495ef86f</text:p>
      <text:p text:style-name="P3"/>
      <text:p text:style-name="P3">## Vídeo</text:p>
      <text:p text:style-name="P3">https://github.com/GonzaloMartinezIanez/DIU2-GMI/tree/master/P3/video.mk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20:05:23.550711522</meta:creation-date>
    <dc:date>2020-04-26T20:11:32.806324868</dc:date>
    <meta:editing-duration>PT6M9S</meta:editing-duration>
    <meta:editing-cycles>3</meta:editing-cycles>
    <meta:generator>LibreOffice/6.0.7.3$Linux_X86_64 LibreOffice_project/00m0$Build-3</meta:generator>
    <meta:document-statistic meta:table-count="0" meta:image-count="0" meta:object-count="0" meta:page-count="2" meta:paragraph-count="47" meta:word-count="824" meta:character-count="5081" meta:non-whitespace-character-count="4291"/>
  </office:meta>
</office:document-meta>
</file>